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7" style:family="table-cell" style:parent-style-name="Default"/>
    <style:style style:name="ce18" style:family="table-cell" style:parent-style-name="Default" style:data-style-name="N11"/>
    <style:style style:name="ce3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 style:data-style-name="N11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NFS-2023-TE" table:style-name="ta1">
        <table:table-column table:style-name="co1" table:default-cell-style-name="Default"/>
        <table:table-column table:style-name="co1" table:default-cell-style-name="ce17"/>
        <table:table-column table:style-name="co2" table:default-cell-style-name="ce17"/>
        <table:table-column table:style-name="co1" table:number-columns-repeated="2" table:default-cell-style-name="ce17"/>
        <table:table-column table:style-name="co1" table:default-cell-style-name="ce18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Training</text:p>
          </table:table-cell>
          <table:table-cell table:style-name="Default" office:value-type="string" calcext:value-type="string">
            <text:p>Classification</text:p>
          </table:table-cell>
          <table:table-cell table:style-name="Default" office:value-type="string" calcext:value-type="string">
            <text:p>explanation</text:p>
          </table:table-cell>
          <table:table-cell table:style-name="Default" office:value-type="string" calcext:value-type="string">
            <text:p>Train + exp</text:p>
          </table:table-cell>
          <table:table-cell table:style-name="Default" office:value-type="string" calcext:value-type="string">
            <text:p>5 fold f1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77000" calcext:value-type="float">
            <text:p>770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77000" calcext:value-type="float">
            <text:p>77000</text:p>
          </table:table-cell>
          <table:table-cell office:value-type="percentage" office:value="0.99" calcext:value-type="percentage">
            <text:p>99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563" calcext:value-type="float">
            <text:p>563</text:p>
          </table:table-cell>
          <table:table-cell table:formula="of:=SUM([.B3];[.D3])" office:value-type="float" office:value="626" calcext:value-type="float">
            <text:p>626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  <table:table-cell table:formula="of:=SUM([.B4];[.D4])" office:value-type="float" office:value="628" calcext:value-type="float">
            <text:p>628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table:formula="of:=SUM([.B5];[.D5])" office:value-type="float" office:value="16000" calcext:value-type="float">
            <text:p>1600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26000" calcext:value-type="float">
            <text:p>26000</text:p>
          </table:table-cell>
          <table:table-cell office:value-type="float" office:value="261" calcext:value-type="float">
            <text:p>261</text:p>
          </table:table-cell>
          <table:table-cell office:value-type="float" office:value="1830000" calcext:value-type="float">
            <text:p>1830000</text:p>
          </table:table-cell>
          <table:table-cell table:formula="of:=SUM([.B6];[.D6])" office:value-type="float" office:value="1856000" calcext:value-type="float">
            <text:p>185600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2900" calcext:value-type="float">
            <text:p>2900</text:p>
          </table:table-cell>
          <table:table-cell office:value-type="float" office:value="25" calcext:value-type="float">
            <text:p>25</text:p>
          </table:table-cell>
          <table:table-cell office:value-type="float" office:value="1762000" calcext:value-type="float">
            <text:p>1762000</text:p>
          </table:table-cell>
          <table:table-cell table:formula="of:=SUM([.B7];[.D7])" office:value-type="float" office:value="1764900" calcext:value-type="float">
            <text:p>1764900</text:p>
          </table:table-cell>
          <table:table-cell office:value-type="percentage" office:value="0.94" calcext:value-type="percentage">
            <text:p>94,00%</text:p>
          </table:table-cell>
        </table:table-row>
        <calcext:conditional-formats>
          <calcext:conditional-format calcext:target-range-address="'NFS-2023-TE'.B2:'NFS-2023-TE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TE'.F2:'NFS-2023-TE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NFS-2023-nTE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20"/>
        <table:table-column table:style-name="co1" table:default-cell-style-name="ce21"/>
        <table:table-column table:style-name="co1" table:default-cell-style-name="ce22"/>
        <table:table-column table:style-name="co1" table:default-cell-style-name="ce23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Training</text:p>
          </table:table-cell>
          <table:table-cell table:style-name="Default" office:value-type="string" calcext:value-type="string">
            <text:p>Classification ms</text:p>
          </table:table-cell>
          <table:table-cell table:style-name="Default" office:value-type="string" calcext:value-type="string">
            <text:p>explanation</text:p>
          </table:table-cell>
          <table:table-cell table:style-name="Default" office:value-type="string" calcext:value-type="string">
            <text:p>Train + exp</text:p>
          </table:table-cell>
          <table:table-cell table:style-name="Default" office:value-type="string" calcext:value-type="string">
            <text:p>5 fold f1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77000" calcext:value-type="float">
            <text:p>770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77000" calcext:value-type="float">
            <text:p>7700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521" calcext:value-type="float">
            <text:p>521</text:p>
          </table:table-cell>
          <table:table-cell table:formula="of:=SUM([.B3];[.D3])" office:value-type="float" office:value="592" calcext:value-type="float">
            <text:p>592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16" calcext:value-type="float">
            <text:p>416</text:p>
          </table:table-cell>
          <table:table-cell table:formula="of:=SUM([.B4];[.D4])" office:value-type="float" office:value="440" calcext:value-type="float">
            <text:p>440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9120" calcext:value-type="float">
            <text:p>9120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table:formula="of:=SUM([.B5];[.D5])" office:value-type="float" office:value="13120" calcext:value-type="float">
            <text:p>1312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1871000" calcext:value-type="float">
            <text:p>1871000</text:p>
          </table:table-cell>
          <table:table-cell table:formula="of:=SUM([.B6];[.D6])" office:value-type="float" office:value="1873000" calcext:value-type="float">
            <text:p>1873000</text:p>
          </table:table-cell>
          <table:table-cell office:value-type="percentage" office:value="0.93" calcext:value-type="percentage">
            <text:p>93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646" calcext:value-type="float">
            <text:p>646</text:p>
          </table:table-cell>
          <table:table-cell office:value-type="float" office:value="18" calcext:value-type="float">
            <text:p>18</text:p>
          </table:table-cell>
          <table:table-cell office:value-type="float" office:value="864000" calcext:value-type="float">
            <text:p>864000</text:p>
          </table:table-cell>
          <table:table-cell table:formula="of:=SUM([.B7];[.D7])" office:value-type="float" office:value="864646" calcext:value-type="float">
            <text:p>864646</text:p>
          </table:table-cell>
          <table:table-cell office:value-type="percentage" office:value="0.95" calcext:value-type="percentage">
            <text:p>95,00%</text:p>
          </table:table-cell>
        </table:table-row>
        <calcext:conditional-formats>
          <calcext:conditional-format calcext:target-range-address="'NFS-2023-nTE'.B2:'NFS-2023-nTE'.B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C2:'NFS-2023-nTE'.C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D2:'NFS-2023-nTE'.D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E2:'NFS-2023-nTE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F2:'NFS-2023-nTE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HIKARI-2021" table:style-name="ta1">
        <table:table-column table:style-name="co1" table:default-cell-style-name="Default"/>
        <table:table-column table:style-name="co1" table:default-cell-style-name="ce8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Training</text:p>
          </table:table-cell>
          <table:table-cell table:style-name="Default" office:value-type="string" calcext:value-type="string">
            <text:p>Classification ms</text:p>
          </table:table-cell>
          <table:table-cell table:style-name="Default" office:value-type="string" calcext:value-type="string">
            <text:p>explanation</text:p>
          </table:table-cell>
          <table:table-cell table:style-name="Default" office:value-type="string" calcext:value-type="string">
            <text:p>Train + exp</text:p>
          </table:table-cell>
          <table:table-cell table:style-name="Default" office:value-type="string" calcext:value-type="string">
            <text:p>5 fold f1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145000" calcext:value-type="float">
            <text:p>1450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145000" calcext:value-type="float">
            <text:p>145000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888" calcext:value-type="float">
            <text:p>888</text:p>
          </table:table-cell>
          <table:table-cell office:value-type="float" office:value="4" calcext:value-type="float">
            <text:p>4</text:p>
          </table:table-cell>
          <table:table-cell office:value-type="float" office:value="942" calcext:value-type="float">
            <text:p>942</text:p>
          </table:table-cell>
          <table:table-cell table:formula="of:=SUM([.B3];[.D3])" office:value-type="float" office:value="1830" calcext:value-type="float">
            <text:p>1830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140" calcext:value-type="float">
            <text:p>1140</text:p>
          </table:table-cell>
          <table:table-cell table:formula="of:=SUM([.B4];[.D4])" office:value-type="float" office:value="1238" calcext:value-type="float">
            <text:p>1238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</text:p>
          </table:table-cell>
          <table:table-cell office:value-type="float" office:value="1490" calcext:value-type="float">
            <text:p>1490</text:p>
          </table:table-cell>
          <table:table-cell table:formula="of:=SUM([.B5];[.D5])" office:value-type="float" office:value="2158" calcext:value-type="float">
            <text:p>2158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11000" calcext:value-type="float">
            <text:p>11000</text:p>
          </table:table-cell>
          <table:table-cell table:formula="of:=SUM([.B6];[.D6])" office:value-type="float" office:value="11236" calcext:value-type="float">
            <text:p>11236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79000" calcext:value-type="float">
            <text:p>79000</text:p>
          </table:table-cell>
          <table:table-cell table:formula="of:=SUM([.B7];[.D7])" office:value-type="float" office:value="79283" calcext:value-type="float">
            <text:p>79283</text:p>
          </table:table-cell>
          <table:table-cell office:value-type="percentage" office:value="0.97" calcext:value-type="percentage">
            <text:p>97,00%</text:p>
          </table:table-cell>
        </table:table-row>
        <calcext:conditional-formats>
          <calcext:conditional-format calcext:target-range-address="'HIKARI-2021'.B2:'HIKARI-2021'.B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C2:'HIKARI-2021'.C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D2:'HIKARI-2021'.D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E2:'HIKARI-2021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F2:'HIKARI-2021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12:35:26.03757283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5:47:17.608029604</meta:creation-date>
    <dc:date>2024-04-20T16:05:16.079506861</dc:date>
    <meta:editing-duration>PT5H39M40S</meta:editing-duration>
    <meta:editing-cycles>13</meta:editing-cycles>
    <meta:generator>LibreOffice/7.6.6.3$Linux_X86_64 LibreOffice_project/60$Build-3</meta:generator>
    <meta:document-statistic meta:table-count="3" meta:cell-count="126" meta:object-count="0"/>
  </office:meta>
</office:document-meta>
</file>